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75cm" fo:min-width="14.5cm"/>
    </style:style>
    <style:style style:name="gr2" style:family="graphic" style:parent-style-name="standard">
      <style:graphic-properties svg:stroke-color="#000000" draw:fill="solid" draw:fill-color="#b4c7dc" draw:opacity="50%" draw:textarea-horizontal-align="justify" draw:textarea-vertical-align="middle" draw:auto-grow-height="false" fo:min-height="0.75cm" fo:min-width="14.5cm"/>
    </style:style>
    <style:style style:name="gr3" style:family="graphic" style:parent-style-name="standard">
      <style:graphic-properties svg:stroke-color="#000000" draw:fill="solid" draw:fill-color="#b4c7dc" draw:opacity="50%" draw:textarea-horizontal-align="justify" draw:textarea-vertical-align="middle" draw:auto-grow-height="false" fo:min-height="7.75cm" fo:min-width="0.5cm"/>
    </style:style>
    <style:style style:name="gr4" style:family="graphic" style:parent-style-name="Arrow_20_Line" style:list-style-name="L1">
      <style:graphic-properties svg:stroke-width="0.05cm" svg:stroke-color="#bf0041" draw:marker-start-width="0.275cm" draw:marker-end-width="0.275cm" draw:textarea-vertical-align="middle"/>
      <style:paragraph-properties style:writing-mode="lr-tb"/>
    </style:style>
    <style:style style:name="gr5" style:family="graphic" style:parent-style-name="Arrow_20_Line" style:list-style-name="L1">
      <style:graphic-properties svg:stroke-width="0.05cm" svg:stroke-color="#bf0041" draw:marker-start-width="0.275cm" draw:marker-end-width="0.275cm"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svg:stroke-width="0.05cm" svg:stroke-color="#bf0041" draw:marker-start-width="0.275cm" draw:marker-end-width="0.275cm" draw:textarea-vertical-align="middl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85cm" fo:min-width="1.4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b4c7dc" draw:opacity="50%"/>
      <style:paragraph-properties fo:text-align="center"/>
    </style:style>
    <style:style style:name="P3" style:family="paragraph">
      <loext:graphic-properties draw:fill="solid" draw:fill-color="#b4c7dc" draw:opacity="50%"/>
      <style:paragraph-properties fo:text-align="end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Mono P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Mono P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Nimbus Mono P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style:font-name="Nimbus Mono PS"/>
    </style:style>
    <style:style style:name="P8" style:family="paragraph">
      <loext:graphic-properties draw:fill-color="#ffffff"/>
      <style:paragraph-properties fo:text-align="center" style:writing-mode="lr-tb"/>
      <style:text-properties style:font-name="Nimbus Mono PS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imbus Mono P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imbus Mono P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imbus Mono PS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Nimbus Mono P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5cm" svg:height="8cm" svg:x="3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cm" svg:height="1cm" svg:x="3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cm" svg:height="1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8cm" svg:x="3cm" svg:y="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8cm" svg:x="17cm" svg:y="7cm">
          <text:p/>
          <draw:enhanced-geometry svg:viewBox="0 0 21600 21600" draw:type="rectangle" draw:enhanced-path="M 0 0 L 21600 0 21600 21600 0 21600 0 0 Z N"/>
        </draw:custom-shape>
        <draw:measure draw:style-name="gr4" draw:text-style-name="P4" draw:layer="measurelines" svg:x1="3cm" svg:y1="6.8cm" svg:x2="4cm" svg:y2="6.8cm">
          <text:p text:style-name="P4"><text:span text:style-name="T1">dpml</text:span><text:span text:style-name="T1"><text:measure text:kind="gap"/></text:span></text:p>
        </draw:measure>
        <draw:measure draw:style-name="gr5" draw:text-style-name="P5" draw:layer="measurelines" svg:x1="3cm" svg:y1="5.6cm" svg:x2="18cm" svg:y2="5.6cm">
          <text:p text:style-name="P5"><text:span text:style-name="T2">sx</text:span><text:span text:style-name="T3"><text:measure text:kind="gap"/></text:span></text:p>
        </draw:measure>
        <draw:measure draw:style-name="gr6" draw:text-style-name="P6" draw:layer="measurelines" svg:x1="18.2cm" svg:y1="7cm" svg:x2="18.2cm" svg:y2="15cm">
          <text:p text:style-name="P6"><text:span text:style-name="T2">sy</text:span></text:p>
        </draw:measure>
        <draw:custom-shape draw:style-name="gr7" draw:text-style-name="P8" draw:layer="layout" svg:width="1.9cm" svg:height="1.1cm" svg:x="2cm" svg:y="15.1cm">
          <text:p text:style-name="P7"><text:span text:style-name="T4">(0,0)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cm" svg:height="0.3cm" svg:x="2.848cm" svg:y="14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1" svg:font-family="'Liberation Sans'" style:font-pitch="variable"/>
    <style:font-face style:name="Nimbus Mono PS1" svg:font-family="'Nimbus Mono P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6:53:40.858585510</meta:creation-date>
    <dc:date>2023-06-15T16:38:43.636383120</dc:date>
    <meta:editing-duration>PT16H23M18S</meta:editing-duration>
    <meta:editing-cycles>3</meta:editing-cycles>
    <meta:generator>LibreOffice/6.4.7.2$Linux_X86_64 LibreOffice_project/40$Build-2</meta:generator>
    <meta:document-statistic meta:object-count="10"/>
  </office:meta>
</office:document-meta>
</file>